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P2" style:family="paragraph" style:parent-style-name="Text_20_body">
      <style:paragraph-properties fo:margin-top="0in" fo:margin-bottom="0.0398in" style:contextual-spacing="false"/>
    </style:style>
    <style:style style:name="P3" style:family="paragraph" style:parent-style-name="Text_20_body">
      <style:paragraph-properties fo:margin-top="0in" fo:margin-bottom="0.0398in" style:contextual-spacing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in" fo:margin-bottom="0.0398in" style:contextual-spacing="false" fo:padding="0in" fo:border-left="none" fo:border-right="0.99pt solid #000000" fo:border-top="none" fo:border-bottom="none" style:shadow="none"/>
      <style:text-properties fo:font-size="9pt" style:font-size-asian="9pt" style:font-size-complex="9pt"/>
    </style:style>
    <style:style style:name="P5" style:family="paragraph" style:parent-style-name="Text_20_body">
      <style:paragraph-properties fo:margin-top="0in" fo:margin-bottom="0.0398in" style:contextual-spacing="false" style:shadow="none" style:vertical-align="bottom"/>
      <style:text-properties fo:font-size="8.5pt" style:font-name-asian="DejaVu Sans" style:font-size-asian="7.40000009536743pt" style:font-name-complex="Lohit Hindi" style:font-size-complex="8.5pt"/>
    </style:style>
    <style:style style:name="P6" style:family="paragraph" style:parent-style-name="Text_20_body">
      <style:paragraph-properties fo:margin-top="0in" fo:margin-bottom="0in" style:contextual-spacing="false" fo:padding="0in" fo:border="none" style:shadow="none" style:vertical-align="bottom"/>
      <style:text-properties style:font-name="Nimbus Sans L"/>
    </style:style>
    <style:style style:name="P7" style:family="paragraph" style:parent-style-name="Text_20_body">
      <style:paragraph-properties fo:margin-top="0in" fo:margin-bottom="0in" style:contextual-spacing="false" fo:padding="0in" fo:border="none" style:shadow="none" style:vertical-align="bottom" style:writing-mode="page"/>
      <style:text-properties style:font-name="Nimbus Sans L" officeooo:rsid="00159ffc" officeooo:paragraph-rsid="00225b39"/>
    </style:style>
    <style:style style:name="P8" style:family="paragraph" style:parent-style-name="Text_20_body">
      <style:paragraph-properties fo:margin-top="0in" fo:margin-bottom="0in" style:contextual-spacing="false" fo:padding="0in" fo:border="none" style:writing-mode="page"/>
      <style:text-properties officeooo:paragraph-rsid="00159ffc"/>
    </style:style>
    <style:style style:name="P9" style:family="paragraph" style:parent-style-name="Text_20_body">
      <style:paragraph-properties fo:margin-top="0in" fo:margin-bottom="0in" style:contextual-spacing="false" fo:padding="0in" fo:border="none" style:writing-mode="page"/>
      <style:text-properties officeooo:rsid="00159ffc" officeooo:paragraph-rsid="00159ffc"/>
    </style:style>
    <style:style style:name="P10" style:family="paragraph" style:parent-style-name="Text_20_body">
      <style:paragraph-properties style:shadow="none" style:vertical-align="bottom"/>
    </style:style>
    <style:style style:name="P11" style:family="paragraph" style:parent-style-name="Text_20_body">
      <style:paragraph-properties fo:padding="0in" fo:border="none" style:shadow="none"/>
    </style:style>
    <style:style style:name="P12" style:family="paragraph" style:parent-style-name="Text_20_body">
      <style:paragraph-properties fo:padding="0in" fo:border="none" style:shadow="none" style:vertical-align="bottom"/>
      <style:text-properties officeooo:paragraph-rsid="00225b39"/>
    </style:style>
    <style:style style:name="P13" style:family="paragraph" style:parent-style-name="Text_20_body">
      <style:paragraph-properties fo:padding="0in" fo:border="none" style:shadow="none" style:vertical-align="bottom"/>
      <style:text-properties style:font-name="Nimbus Sans L" officeooo:paragraph-rsid="00225b39"/>
    </style:style>
    <style:style style:name="P14" style:family="paragraph" style:parent-style-name="Text_20_body">
      <style:paragraph-properties fo:padding="0in" fo:border="none" style:shadow="none" style:writing-mode="page"/>
    </style:style>
    <style:style style:name="P15" style:family="paragraph" style:parent-style-name="Text_20_body">
      <style:paragraph-properties fo:padding="0in" fo:border="none" style:shadow="none" style:writing-mode="page"/>
      <style:text-properties style:font-name="Nimbus Sans L" fo:font-size="8.5pt" officeooo:rsid="00159ffc" style:font-size-asian="10.5pt"/>
    </style:style>
    <style:style style:name="P16" style:family="paragraph" style:parent-style-name="Text_20_body">
      <style:paragraph-properties fo:padding="0in" fo:border="none" style:shadow="none" style:writing-mode="page"/>
      <style:text-properties officeooo:rsid="00159ffc" officeooo:paragraph-rsid="00159ffc"/>
    </style:style>
    <style:style style:name="P17" style:family="paragraph" style:parent-style-name="Text_20_body">
      <style:paragraph-properties fo:padding="0in" fo:border="none"/>
      <style:text-properties style:font-name="Nimbus Sans L" fo:font-size="8.5pt" officeooo:rsid="001efe05" officeooo:paragraph-rsid="00297bd5" style:font-size-asian="10.5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start" style:justify-single-word="false">
        <style:tab-stops>
          <style:tab-stop style:position="0.5209in"/>
          <style:tab-stop style:position="2.3626in"/>
        </style:tab-stops>
      </style:paragraph-properties>
    </style:style>
    <style:style style:name="P20" style:family="paragraph" style:parent-style-name="Standard">
      <style:paragraph-properties fo:text-align="start" style:justify-single-word="false" style:vertical-align="bottom">
        <style:tab-stops>
          <style:tab-stop style:position="0.5209in"/>
          <style:tab-stop style:position="2.3626in"/>
        </style:tab-stops>
      </style:paragraph-properties>
    </style:style>
    <style:style style:name="P21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22" style:family="paragraph" style:parent-style-name="Text_20_body">
      <style:text-properties officeooo:paragraph-rsid="00225b39"/>
    </style:style>
    <style:style style:name="P23" style:family="paragraph" style:parent-style-name="Text_20_body">
      <style:text-properties officeooo:paragraph-rsid="00297bd5"/>
    </style:style>
    <style:style style:name="P24" style:family="paragraph" style:parent-style-name="Text_20_body">
      <style:text-properties officeooo:paragraph-rsid="002ccdce"/>
    </style:style>
    <style:style style:name="P25" style:family="paragraph" style:parent-style-name="Text_20_body">
      <style:text-properties officeooo:rsid="001efe05" officeooo:paragraph-rsid="002ccdce"/>
    </style:style>
    <style:style style:name="P26" style:family="paragraph" style:parent-style-name="Text_20_body">
      <style:text-properties officeooo:paragraph-rsid="002dac98"/>
    </style:style>
    <style:style style:name="P27" style:family="paragraph" style:parent-style-name="Text_20_body">
      <style:paragraph-properties fo:padding="0in" fo:border-left="none" fo:border-right="0.99pt solid #000000" fo:border-top="none" fo:border-bottom="none"/>
      <style:text-properties officeooo:rsid="002dac98" officeooo:paragraph-rsid="002dac98"/>
    </style:style>
    <style:style style:name="P28" style:family="paragraph" style:parent-style-name="Heading_20_1">
      <style:text-properties officeooo:paragraph-rsid="00225b39"/>
    </style:style>
    <style:style style:name="P29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30" style:family="paragraph" style:parent-style-name="Heading_20_1">
      <style:paragraph-properties fo:margin-top="0in" fo:margin-bottom="0.0398in" style:contextual-spacing="false"/>
    </style:style>
    <style:style style:name="P31" style:family="paragraph" style:parent-style-name="Heading_20_1">
      <style:paragraph-properties fo:margin-top="0in" fo:margin-bottom="0.0398in" style:contextual-spacing="false" style:shadow="none" style:vertical-align="bottom"/>
      <style:text-properties fo:font-size="8.5pt" style:font-name-asian="DejaVu Sans" style:font-size-asian="7.40000009536743pt" style:font-name-complex="Lohit Hindi" style:font-size-complex="8.5pt"/>
    </style:style>
    <style:style style:name="P32" style:family="paragraph" style:parent-style-name="Heading_20_1">
      <style:paragraph-properties fo:margin-top="0in" fo:margin-bottom="0.0398in" style:contextual-spacing="false" style:shadow="none" style:vertical-align="bottom"/>
      <style:text-properties officeooo:paragraph-rsid="00225b39" style:font-name-asian="DejaVu Sans" style:font-name-complex="Lohit Hindi"/>
    </style:style>
    <style:style style:name="P33" style:family="paragraph" style:parent-style-name="Heading_20_1">
      <style:paragraph-properties fo:margin-top="0in" fo:margin-bottom="0.0398in" style:contextual-spacing="false" style:shadow="none" fo:keep-with-next="always" style:vertical-align="bottom"/>
      <style:text-properties style:font-name-asian="DejaVu Sans" style:font-name-complex="Lohit Hindi"/>
    </style:style>
    <style:style style:name="P34" style:family="paragraph" style:parent-style-name="Heading_20_1">
      <style:paragraph-properties fo:margin-top="0in" fo:margin-bottom="0.0398in" style:contextual-spacing="false" fo:break-before="column"/>
    </style:style>
    <style:style style:name="P35" style:family="paragraph" style:parent-style-name="Heading_20_1" style:master-page-name="">
      <style:paragraph-properties fo:margin-top="0in" fo:margin-bottom="0.0398in" style:contextual-spacing="false" style:page-number="auto" fo:break-before="column"/>
    </style:style>
    <style:style style:name="P36" style:family="paragraph" style:parent-style-name="Text_20_body">
      <style:paragraph-properties fo:margin-top="0in" fo:margin-bottom="0.0398in" style:contextual-spacing="false" fo:text-align="start" style:justify-single-word="false" style:vertical-align="bottom"/>
      <style:text-properties style:text-line-through-style="solid" style:text-line-through-type="single" fo:font-size="9pt" style:font-size-asian="9pt" style:font-size-complex="9pt"/>
    </style:style>
    <style:style style:name="P37" style:family="paragraph" style:parent-style-name="Text_20_body">
      <style:paragraph-properties fo:margin-top="0in" fo:margin-bottom="0.0398in" style:contextual-spacing="false" fo:text-align="start" style:justify-single-word="false" style:vertical-align="bottom"/>
      <style:text-properties style:text-line-through-style="none" style:text-line-through-type="none" fo:font-size="9pt" fo:font-style="italic" officeooo:rsid="002f03ac" officeooo:paragraph-rsid="003062dc" style:font-size-asian="9pt" style:font-style-asian="italic" style:font-size-complex="9pt" style:font-style-complex="italic"/>
    </style:style>
    <style:style style:name="T1" style:family="text">
      <style:text-properties style:font-name="Nimbus Sans L1" fo:font-weight="bold" officeooo:rsid="00274776"/>
    </style:style>
    <style:style style:name="T2" style:family="text">
      <style:text-properties style:font-name="Nimbus Sans L1" fo:font-weight="bold" officeooo:rsid="002dac98"/>
    </style:style>
    <style:style style:name="T3" style:family="text">
      <style:text-properties style:font-name="Nimbus Sans L1" fo:font-weight="bold" officeooo:rsid="002f2068"/>
    </style:style>
    <style:style style:name="T4" style:family="text">
      <style:text-properties officeooo:rsid="0023f152"/>
    </style:style>
    <style:style style:name="T5" style:family="text">
      <style:text-properties style:font-name="Nimbus Sans L"/>
    </style:style>
    <style:style style:name="T6" style:family="text">
      <style:text-properties style:font-name="Nimbus Sans L" fo:font-size="8.5pt" officeooo:rsid="002dac98" style:font-size-asian="10.5pt"/>
    </style:style>
    <style:style style:name="T7" style:family="text">
      <style:text-properties style:font-name="Nimbus Sans L" fo:font-size="8.5pt" fo:font-style="italic" officeooo:rsid="002dac98" style:font-size-asian="10.5pt" style:font-style-asian="italic" style:font-style-complex="italic"/>
    </style:style>
    <style:style style:name="T8" style:family="text">
      <style:text-properties officeooo:rsid="00321042"/>
    </style:style>
    <style:style style:name="fr1" style:family="graphic" style:parent-style-name="Frame">
      <style:graphic-properties fo:margin-left="0in" fo:margin-right="0in" fo:margin-top="0.1965in" fo:margin-bottom="0i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08in" style:color="#000000" style:height="100%" style:style="solid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2" svg:x="7.8882in" svg:y="5.8354in" draw:z-index="0">
        <draw:text-box fo:min-height="2.1193in" fo:min-width="3.5291in">
          <text:h text:style-name="P29" text:outline-level="1">Conventions</text:h>
          <text:p text:style-name="P4">Additions since the last release are marked with a vertical bar</text:p>
          <text:p text:style-name="P36">Deletions since the last release are struck through</text:p>
          <text:p text:style-name="P37">Name changes without shortcut change a<text:span text:style-name="T8">re</text:span> set in italic</text:p>
          <text:p text:style-name="P21"/>
          <text:p text:style-name="P19">Author: <text:tab/>Michael Pellaton</text:p>
          <text:p text:style-name="P20">Version:<text:tab/><text:modification-date style:data-style-name="N121">2021-02-08 1021</text:modification-date><text:line-break/>Source: <text:tab/><text:a xlink:type="simple" xlink:href="https://github.com/pellaton/eclipse-cheatsheet" text:style-name="Internet_20_link" text:visited-style-name="Visited_20_Internet_20_Link">https://github.com/pellaton/eclipse-cheatsheet</text:a><text:line-break/></text:p>
          <text:p text:style-name="P18">Copyright © 20<text:span text:style-name="T4">21</text:span> by Netcetera AG, Zürich.<text:line-break/><text:line-break/>Released under EPL v1.0 <text:line-break/><text:a xlink:type="simple" xlink:href="http://www.eclipse.org/legal/epl-v10.html" text:style-name="Internet_20_link" text:visited-style-name="Visited_20_Internet_20_Link">http://www.eclipse.org/legal/epl-v10.html</text:a></text:p>
        </draw:text-box>
      </draw:frame>
      <text:section text:style-name="Sect1" text:name="Section1">
        <text:h text:style-name="P30" text:outline-level="1">File</text:h>
        <text:p text:style-name="Text_20_body">New<text:tab/>Ctrl+N<text:tab/>Windows</text:p>
        <text:p text:style-name="Text_20_body">New Menu<text:tab/>Shift+Alt+N<text:tab/>Windows</text:p>
        <text:p text:style-name="Text_20_body">Close<text:tab/>Ctrl+W<text:tab/>Windows</text:p>
        <text:p text:style-name="Text_20_body">Close All<text:tab/>Shift+Ctrl+W<text:tab/>Windows</text:p>
        <text:p text:style-name="Text_20_body">Save<text:tab/>Ctrl+S<text:tab/>Windows</text:p>
        <text:p text:style-name="Text_20_body">Save All<text:tab/>Shift+Ctrl+S<text:tab/>Windows</text:p>
        <text:p text:style-name="Text_20_body">Rename<text:tab/>F2<text:tab/>Windows</text:p>
        <text:p text:style-name="Text_20_body">Refresh<text:tab/>F5<text:tab/>Windows</text:p>
        <text:p text:style-name="Text_20_body">Print<text:tab/>Ctrl+P<text:tab/>Windows</text:p>
        <text:p text:style-name="Text_20_body">Properties<text:tab/>Alt+Enter<text:tab/>Windows</text:p>
        <text:h text:style-name="Heading_20_1" text:outline-level="1">Edit</text:h>
        <text:p text:style-name="Text_20_body">Undo<text:tab/>Ctrl+Z<text:tab/>Dialogs, Windows</text:p>
        <text:p text:style-name="P6">Redo (on Windows)<text:tab/>Ctrl+Y<text:tab/>Dialogs, Windows</text:p>
        <text:p text:style-name="P10">Redo (on Linux)<text:tab/>Ctrl+Shift+Z <text:tab/>Dialogs, Wind<text:span text:style-name="T5">ows</text:span></text:p>
        <text:p text:style-name="Text_20_body">Cut<text:tab/>Ctrl+X<text:tab/>Dialogs, Windows</text:p>
        <text:p text:style-name="Text_20_body">Copy<text:tab/>Ctrl+C<text:tab/>Dialogs, Windows</text:p>
        <text:p text:style-name="Text_20_body">Paste<text:tab/>Ctrl+V<text:tab/>Dialogs, Windows</text:p>
        <text:p text:style-name="Text_20_body">Delete<text:tab/>Delete<text:tab/>Windows</text:p>
        <text:p text:style-name="Text_20_body">Select All<text:tab/>Ctrl+A<text:tab/>Dialogs, Windows</text:p>
        <text:p text:style-name="Text_20_body">Find and Replace<text:tab/>Ctrl+F<text:tab/>Windows</text:p>
        <text:p text:style-name="Text_20_body">Find Next<text:tab/>Ctrl+K<text:tab/>Editing Text</text:p>
        <text:p text:style-name="Text_20_body">Find Previous<text:tab/>Shift+Ctrl+K<text:tab/>Editing Text</text:p>
        <text:p text:style-name="Text_20_body">Incremental Find<text:tab/>Ctrl+J<text:tab/>Editing Text</text:p>
        <text:p text:style-name="Text_20_body">Reverse Incremental Find<text:tab/>Shift+Ctrl+J<text:tab/>Editing Text</text:p>
        <text:p text:style-name="Text_20_body">Toggle Smart Insert Mode<text:tab/>Shift+Ctrl+Insert<text:tab/>Editing Text</text:p>
        <text:p text:style-name="Text_20_body">Show Tooltip Description<text:tab/>F2<text:tab/>Editing Text</text:p>
        <text:p text:style-name="Text_20_body">Content Assist<text:tab/>Ctrl+Space<text:tab/>Dialogs, Windows<text:line-break/>Context Information<text:tab/>Shift+Ctrl+Space<text:tab/>Dialogs, Windows</text:p>
        <text:p text:style-name="Text_20_body">Word Completion<text:tab/>Alt+/<text:tab/>Editing Text</text:p>
        <text:p text:style-name="Text_20_body">Quick Fix<text:tab/>Ctrl+1<text:tab/>Dialogs, Windows</text:p>
        <text:p text:style-name="Text_20_body">Quick Diff Toggle<text:tab/>Shift+Ctrl+Q<text:tab/>Editing Text</text:p>
        <text:p text:style-name="Text_20_body">Toggle Block Selection<text:tab/>Shift+Alt+A<text:tab/>Editing Text</text:p>
        <text:p text:style-name="P15">Toggle Split Editor horizontal<text:tab/>Ctrl+_<text:tab/>Windows</text:p>
        <text:p text:style-name="P15">Toggle Split Editor vertical<text:tab/>Ctrl+{<text:tab/>Windows</text:p>
        <text:h text:style-name="Heading_20_1" text:outline-level="1">Search</text:h>
        <text:p text:style-name="Text_20_body">Open Search Dialog<text:tab/>Ctrl+H<text:tab/>Windows</text:p>
        <text:p text:style-name="Text_20_body">Search Text in Workspace<text:tab/>Ctrl+Alt+G<text:tab/>Windows</text:p>
        <text:p text:style-name="Text_20_body">Search References in Ws<text:tab/>Shift+Ctrl+G<text:tab/>Windows</text:p>
        <text:p text:style-name="P23">Search Declaration in Ws<text:tab/>Ctrl+G<text:tab/>Windows</text:p>
        <text:p text:style-name="P23">Search Occurrences in File<text:tab/>Shift+Ctrl+U<text:tab/>Windows</text:p>
        <text:p text:style-name="P17">Quick Search<text:tab/>Ctrl+Alt+Shift+L<text:tab/>Windows</text:p>
        <text:h text:style-name="P28" text:outline-level="1">Text Editing – Selection</text:h>
        <text:p text:style-name="P22">Select to Line Start<text:tab/>Shift+Home<text:tab/>Editing Text</text:p>
        <text:p text:style-name="P22">Select to Line End<text:tab/>Shift+End<text:tab/>Editing Text</text:p>
        <text:p text:style-name="P22">Select Previous Word<text:tab/>Shift+Ctrl+Left<text:tab/>Editing Text</text:p>
        <text:p text:style-name="P22">Select Next Word<text:tab/>Shift+Ctrl+Right<text:tab/>Editing Text</text:p>
        <text:h text:style-name="P30" text:outline-level="1">Text Editing – Navigation</text:h>
        <text:p text:style-name="Text_20_body">Cursor to Text Start<text:tab/>Ctrl+Home<text:tab/>Editing Text</text:p>
        <text:p text:style-name="Text_20_body">Cursor to Text End<text:tab/>Ctrl+End<text:tab/>Editing Text</text:p>
        <text:p text:style-name="Text_20_body">Cursor to Line Start<text:tab/>Home<text:tab/>Editing Text</text:p>
        <text:p text:style-name="Text_20_body">Cursor to Line End<text:tab/>End<text:tab/>Editing Text</text:p>
        <text:p text:style-name="Text_20_body">Cursor to Previous Word<text:tab/>Ctrl+Left<text:tab/>Editing Text</text:p>
        <text:p text:style-name="Text_20_body">Cursor to Next Word<text:tab/>Ctrl+Right<text:tab/>Editing Text</text:p>
        <text:p text:style-name="Text_20_body">Go to Line<text:tab/>Ctrl+L<text:tab/>Editing Text</text:p>
        <text:p text:style-name="Text_20_body">Scroll one Line Up<text:tab/>Ctrl+Up<text:tab/>Editing Text</text:p>
        <text:p text:style-name="Text_20_body">Scroll one Line Down<text:tab/>Ctrl+Down<text:tab/>Editing Text</text:p>
        <text:p text:style-name="Text_20_body">Toggle Folding<text:tab/>Ctrl+Num_/<text:tab/>Editing Text</text:p>
        <text:p text:style-name="Text_20_body">Collapse<text:tab/>Ctrl+Num_-<text:tab/>Editing Text</text:p>
        <text:p text:style-name="Text_20_body">Collapse All<text:tab/>Shift+Ctrl+Num_/<text:tab/>Editing Text</text:p>
        <text:p text:style-name="Text_20_body">Expand<text:tab/>Ctrl+Num_+<text:tab/>Editing Text</text:p>
        <text:p text:style-name="Text_20_body">Expand All<text:tab/>Ctrl+Num_*<text:tab/>Editing Text</text:p>
        <text:p text:style-name="Text_20_body">Reset Folding Structure<text:tab/>Shift+Ctrl+Num_*<text:tab/>Editing Text</text:p>
        <text:p text:style-name="Text_20_body">Show Ruler Context Menu<text:tab/>Ctrl+F10<text:tab/>Editing Text</text:p>
        <text:p text:style-name="P14">Toggle Word Wrap<text:tab/>Alt+Shift+Y<text:tab/>Editing Text</text:p>
        <text:p text:style-name="P14">Zoom In<text:tab/>Ctrl++<text:tab/>Editing Text</text:p>
        <text:p text:style-name="P14">Zoom In <text:tab/>Ctrl+=<text:tab/>Editing Text</text:p>
        <text:p text:style-name="P14">Zoom Out <text:tab/>Ctrl+-<text:tab/>Editing Text</text:p>
        <text:h text:style-name="Heading_20_1" text:outline-level="1">Text Editing – Modification</text:h>
        <text:p text:style-name="Text_20_body">Insert Line Above <text:tab/>Shift+Ctrl+Enter<text:tab/>Editing Text</text:p>
        <text:p text:style-name="Text_20_body">Insert Line Below <text:tab/>Shift+Enter<text:tab/>Editing Text</text:p>
        <text:p text:style-name="Text_20_body">Copy Lines Up<text:tab/>Ctrl+Alt+Up<text:tab/>Editing Text</text:p>
        <text:p text:style-name="Text_20_body">Copy Lines Down<text:tab/>Ctrl+Alt+Down<text:tab/>Editing Text</text:p>
        <text:p text:style-name="Text_20_body">Move Lines Up<text:tab/>Alt+Up<text:tab/>Editing Text</text:p>
        <text:p text:style-name="Text_20_body">Move Lines Down<text:tab/>Alt+Down<text:tab/>Editing Text</text:p>
        <text:p text:style-name="Text_20_body">Delete Line<text:tab/>Ctrl+D<text:tab/>Editing Text</text:p>
        <text:p text:style-name="Text_20_body">Delete Previous Word<text:tab/>Ctrl+Backspace<text:tab/>Editing Text</text:p>
        <text:p text:style-name="Text_20_body">Delete Next Word<text:tab/>Ctrl+Delete<text:tab/>Editing Text</text:p>
        <text:p text:style-name="Text_20_body">Delete to End of Line<text:tab/>Shift+Ctrl+Delete<text:tab/>Editing Text</text:p>
        <text:p text:style-name="Text_20_body">Join Lines<text:tab/>Ctrl+Alt+J<text:tab/>Editing Text</text:p>
        <text:p text:style-name="Text_20_body">Convert to Lower Case<text:tab/>Shift+Ctrl+Y<text:tab/>Editing Text</text:p>
        <text:p text:style-name="Text_20_body">Convert to Upper Case<text:tab/>Shift+Ctrl+X<text:tab/>Editing Text</text:p>
        <text:p text:style-name="Text_20_body">Toggle Overwrite<text:tab/>Insert<text:tab/>Editing Text</text:p>
        <text:h text:style-name="Heading_20_1" text:outline-level="1">Source Editing</text:h>
        <text:p text:style-name="Text_20_body">Show Source Menu<text:tab/>Shift+Alt+S<text:tab/>In Windows</text:p>
        <text:p text:style-name="Text_20_body">Toggle Comment<text:tab/>Ctrl+/<text:tab/>Editing Source</text:p>
        <text:p text:style-name="Text_20_body">Toggle Comment<text:tab/>Ctrl+7<text:tab/>Editing Source</text:p>
        <text:p text:style-name="Text_20_body">Toggle Comment<text:tab/>Shift+Ctrl+C<text:tab/>Editing Source</text:p>
        <text:p text:style-name="Text_20_body">Toggle Mark Occurrences<text:tab/>Shift+Alt+O<text:tab/>Editing Source</text:p>
        <text:p text:style-name="Text_20_body">Format<text:tab/>Shift+Ctrl+F<text:tab/>Editing Source</text:p>
        <text:p text:style-name="P11">Annotate Class File<text:tab/>Ctrl+1<text:tab/>Browse Att. Src.</text:p>
        <text:p text:style-name="P16">Open Hyperlink<text:tab/>F3<text:tab/>Editing Text</text:p>
        <text:h text:style-name="P31" text:outline-level="1"/>
        <text:p text:style-name="P5"/>
        <text:p text:style-name="P5"/>
        <text:h text:style-name="P32" text:outline-level="1">Java Editing – Navigation</text:h>
        <text:p text:style-name="Text_20_body">Go to Previous Member<text:tab/>Shift+Ctrl+Up<text:tab/>Editing Java Src</text:p>
        <text:p text:style-name="Text_20_body">Go to Next Member<text:tab/>Shift+Ctrl+Down<text:tab/>Editing Java Src</text:p>
        <text:p text:style-name="Text_20_body">Go to Matching Bracket<text:tab/>Shift+Ctrl+P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Text_20_body">Open Call Hierarchy<text:tab/>Ctrl+Alt+H<text:tab/>Windows</text:p>
        <text:p text:style-name="Text_20_body">Open Attached Javadoc<text:tab/>Shift+F2<text:tab/>Windows</text:p>
        <text:p text:style-name="Text_20_body">Open Structure<text:tab/>Ctrl+F3<text:tab/>Editing Java Src</text:p>
        <text:p text:style-name="Text_20_body">Quick Hierarchy<text:tab/>Ctrl+T<text:tab/>Editing Java Src</text:p>
        <text:p text:style-name="Text_20_body">Quick Outline<text:tab/>Ctrl+O<text:tab/>Editing Java Src</text:p>
        <text:p text:style-name="Text_20_body">Show In Breadcrumb<text:tab/>Shift+Alt+B<text:tab/>Editing Java Src</text:p>
        <text:h text:style-name="Heading_20_1" text:outline-level="1">Java Editing – Selection</text:h>
        <text:p text:style-name="Text_20_body">Select Enclosing Element<text:tab/>Shift+Alt+Up<text:tab/>Editing Java Src</text:p>
        <text:p text:style-name="Text_20_body">Select Previous Element<text:tab/>Shift+Alt+Left<text:tab/>Editing Java Src</text:p>
        <text:p text:style-name="Text_20_body">Select Next Element<text:tab/>Shift+Alt+Right<text:tab/>Editing Java Src</text:p>
        <text:p text:style-name="Text_20_body">Restore Last Selection<text:tab/>Shift+Alt+Down<text:tab/>Editing Java Src</text:p>
        <text:p text:style-name="Text_20_body">Show Parameter Hints<text:tab/>Shift+Ctrl+Space<text:tab/>Editing Java Src</text:p>
        <text:h text:style-name="Heading_20_1" text:outline-level="1">Java Editing – Modification</text:h>
        <text:p text:style-name="Text_20_body">Add Block Comment<text:tab/>Shift+Ctrl+/<text:tab/>Editing Java Src</text:p>
        <text:p text:style-name="P26">Remove Block Comment<text:tab/>Shift+Ctrl+\<text:tab/>Editing Java Src</text:p>
        <text:p text:style-name="P27">Add Text Block<text:tab/>Shift+Ctrl+’<text:tab/>Editing Java Src</text:p>
        <text:p text:style-name="Text_20_body">Add Javadoc Comment<text:tab/>Shift+Alt+J<text:tab/>Editing Java Src</text:p>
        <text:p text:style-name="Text_20_body">Correct Indentation<text:tab/>Ctrl+I<text:tab/>Editing Java Src</text:p>
        <text:p text:style-name="Text_20_body">Add Import<text:tab/>Shift+Ctrl+M<text:tab/>Editing Java Src</text:p>
        <text:p text:style-name="Text_20_body">Organize Imports<text:tab/>Shift+Ctrl+O<text:tab/>In Windows</text:p>
        <text:p text:style-name="Text_20_body">Surround With Menu<text:tab/>Shift+Alt+Z<text:tab/>In Windows</text:p>
        <text:p text:style-name="Text_20_body">Remove Occurrence<text:tab/>Shift+Alt+U<text:tab/>Editing Java Src</text:p>
        <text:h text:style-name="Heading_20_1" text:outline-level="1">Java Quick Assist</text:h>
        <text:p text:style-name="Text_20_body">Assign to Local Variable<text:tab/>Ctrl+2 L<text:tab/>Editing Java Src</text:p>
        <text:p text:style-name="Text_20_body">Assign to Field<text:tab/>Ctrl+2 F<text:tab/>Editing Java Src</text:p>
        <text:p text:style-name="P11">Extract Method<text:tab/>Ctrl+2 M<text:tab/>Editing Java Src</text:p>
        <text:p text:style-name="Text_20_body">Rename in File<text:tab/>Ctrl+2 R<text:tab/>Editing Java Src</text:p>
        <text:p text:style-name="Text_20_body"/>
        <text:h text:style-name="Heading_20_1" text:outline-level="1">Java Refactoring</text:h>
        <text:p text:style-name="Text_20_body">Show Refactor Menu<text:tab/>Shift+Alt+T<text:tab/>Windows</text:p>
        <text:p text:style-name="Text_20_body">Rename <text:tab/>Shift+Alt+R<text:tab/>Windows</text:p>
        <text:p text:style-name="Text_20_body">Move <text:tab/>Shift+Alt+V<text:tab/>Windows</text:p>
        <text:p text:style-name="Text_20_body">Change Method Signature<text:tab/>Shift+Alt+C<text:tab/>Windows</text:p>
        <text:p text:style-name="Text_20_body">Extract Method<text:tab/>Shift+Alt+M<text:tab/>Windows</text:p>
        <text:p text:style-name="Text_20_body">Extract Local Variable<text:tab/>Shift+Alt+L<text:tab/>Windows</text:p>
        <text:p text:style-name="Text_20_body">Inline<text:tab/>Shift+Alt+I<text:tab/>Windows</text:p>
        <text:h text:style-name="Heading_20_1" text:outline-level="1">Java Project</text:h>
        <text:p text:style-name="P2">Build All<text:tab/>Ctrl+B<text:tab/>Windows</text:p>
        <text:h text:style-name="P34" text:outline-level="1"><text:soft-page-break/>Run</text:h>
        <text:p text:style-name="Text_20_body">Run<text:tab/>Ctrl+F11<text:tab/>Windows</text:p>
        <text:p text:style-name="Text_20_body">Run Ant Build<text:tab/>Shift+Alt+X Q<text:tab/>Windows</text:p>
        <text:p text:style-name="Text_20_body">Run Eclipse Application<text:tab/>Shift+Alt+X E<text:tab/>Windows</text:p>
        <text:p text:style-name="Text_20_body">Run Java Applet<text:tab/>Shift+Alt+X A<text:tab/>Windows</text:p>
        <text:p text:style-name="Text_20_body">Run Java Application<text:tab/>Shift+Alt+X J<text:tab/>Windows</text:p>
        <text:p text:style-name="Text_20_body">Run JUnit Plug-in Test<text:tab/>Shift+Alt+X P<text:tab/>Windows</text:p>
        <text:p text:style-name="Text_20_body">Run JUnit Test<text:tab/>Shift+Alt+X T<text:tab/>Windows</text:p>
        <text:p text:style-name="Text_20_body">Run OSGi Framework<text:tab/>Shift+Alt+X O<text:tab/>Windows</text:p>
        <text:h text:style-name="Heading_20_1" text:outline-level="1">Debug</text:h>
        <text:p text:style-name="Text_20_body">Debug Ant Build<text:tab/>Shift+Alt+D Q<text:tab/>Windows</text:p>
        <text:p text:style-name="Text_20_body">Debug Eclipse Application<text:tab/>Shift+Alt+D E<text:tab/>Windows</text:p>
        <text:p text:style-name="Text_20_body">Debug Java Applet<text:tab/>Shift+Alt+D A<text:tab/>Windows</text:p>
        <text:p text:style-name="Text_20_body">Debug Java Application<text:tab/>Shift+Alt+D J<text:tab/>Windows</text:p>
        <text:p text:style-name="Text_20_body">Debug JUnit Plug-in Test<text:tab/>Shift+Alt+D P<text:tab/>Windows</text:p>
        <text:p text:style-name="Text_20_body">Debug JUnit Test<text:tab/>Shift+Alt+D T<text:tab/>Windows</text:p>
        <text:p text:style-name="Text_20_body">Debug OSGi Framework<text:tab/>Shift+Alt+D O<text:tab/>Windows</text:p>
        <text:h text:style-name="Heading_20_1" text:outline-level="1">Debugging</text:h>
        <text:p text:style-name="Text_20_body">Toggle Breakpoint<text:tab/>Shift+Ctrl+B<text:tab/>Windows</text:p>
        <text:p text:style-name="Text_20_body">Resume<text:tab/>F8<text:tab/>Debugging</text:p>
        <text:p text:style-name="Text_20_body">Terminate<text:tab/>Ctrl+F2<text:tab/>Debugging</text:p>
        <text:p text:style-name="Text_20_body">Step Into<text:tab/>F5<text:tab/>Debugging</text:p>
        <text:p text:style-name="Text_20_body">Step Into Selection<text:tab/>Ctrl+F5<text:tab/>Debugging</text:p>
        <text:p text:style-name="Text_20_body">Step Over<text:tab/>F6<text:tab/>Debugging</text:p>
        <text:p text:style-name="Text_20_body">Step Return<text:tab/>F7<text:tab/>Debugging</text:p>
        <text:p text:style-name="Text_20_body">Force Return<text:tab/>Shift+Alt+F<text:tab/>Windows</text:p>
        <text:p text:style-name="Text_20_body">Run to Line<text:tab/>Ctrl+R<text:tab/>Debugging</text:p>
        <text:p text:style-name="Text_20_body">Use Step Filters<text:tab/>Shift+F5<text:tab/>Windows</text:p>
        <text:p text:style-name="Text_20_body">View all Instances<text:tab/>Shift+Ctrl+N<text:tab/>Windows</text:p>
        <text:p text:style-name="Text_20_body">Inspect<text:tab/>Shift+Ctrl+I<text:tab/>Dialogs, Windows</text:p>
        <text:p text:style-name="Text_20_body">Display<text:tab/>Shift+Ctrl+D<text:tab/>Dialogs, Windows</text:p>
        <text:p text:style-name="Text_20_body">Display<text:tab/>Shift+Ctrl+V<text:tab/>Dialogs, Windows</text:p>
        <text:p text:style-name="Text_20_body">Execute<text:tab/>Ctrl+U<text:tab/>Windows</text:p>
        <text:p text:style-name="Text_20_body">Java Breakpoint Properties<text:tab/>Alt+Enter<text:tab/>Breakpoints View</text:p>
        <text:p text:style-name="P10">Undo<text:tab/>Ctrl+Z<text:tab/>Breakpoin<text:span text:style-name="T5">ts View</text:span></text:p>
        <text:p text:style-name="Text_20_body">Add Memory Block<text:tab/>Ctrl+Alt+M<text:tab/>Memory View</text:p>
        <text:p text:style-name="Text_20_body">Close Rendering<text:tab/>Ctrl+W<text:tab/>Memory View</text:p>
        <text:p text:style-name="Text_20_body">Toggle Memory Monitors<text:tab/>Ctrl+T<text:tab/>Memory View</text:p>
        <text:p text:style-name="Text_20_body">New Rendering<text:tab/>Ctrl+N<text:tab/>Memory View</text:p>
        <text:p text:style-name="Text_20_body">Next Memory Monitor<text:tab/>Ctrl+Alt+N<text:tab/>Memory View</text:p>
        <text:p text:style-name="Text_20_body">Next Page of Memory<text:tab/>Shift+Ctrl+.<text:tab/>Table Memory </text:p>
        <text:p text:style-name="Text_20_body">Previous Page Memory<text:tab/>Shift+Ctrl+,<text:tab/>Table Memory </text:p>
        <text:p text:style-name="Text_20_body">Go to Address<text:tab/>Ctrl+G<text:tab/>Table Memory</text:p>
        <text:p text:style-name="Text_20_body">EOF<text:tab/>Ctrl+D<text:tab/>I/O Console</text:p>
        <text:p text:style-name="P11">Skip All Breakpoints<text:tab/>Ctrl+Alt+B<text:tab/>Windows</text:p>
        <text:h text:style-name="Heading_20_1" text:outline-level="1"/>
        <text:h text:style-name="P35" text:outline-level="1">Navigate</text:h>
        <text:p text:style-name="Text_20_body">Open Type<text:tab/>Shift+Ctrl+T<text:tab/>Windows</text:p>
        <text:p text:style-name="Text_20_body">Open Type in Hierarchy<text:tab/>Shift+Ctrl+H<text:tab/>Windows</text:p>
        <text:p text:style-name="Text_20_body">Open Resource<text:tab/>Shift+Ctrl+R<text:tab/>Windows</text:p>
        <text:p text:style-name="P14">Open from Clipboard<text:tab/>Ctrl+Shift+V<text:tab/>Windows</text:p>
        <text:p text:style-name="Text_20_body">Show In Breadcrumb<text:tab/>Shift+Alt+B<text:tab/>Editor Breadcrumb </text:p>
        <text:p text:style-name="Text_20_body">Show In...<text:tab/>Shift+Alt+W<text:tab/>Windows</text:p>
        <text:p text:style-name="Text_20_body">Next<text:tab/>Ctrl+.<text:tab/>Windows</text:p>
        <text:p text:style-name="Text_20_body">Previous<text:tab/>Ctrl+,<text:tab/>Windows</text:p>
        <text:p text:style-name="Text_20_body">Last Edit Location<text:tab/>Ctrl+Q<text:tab/>Windows</text:p>
        <text:p text:style-name="Text_20_body">Backward History<text:tab/>Alt+Left<text:tab/>Windows</text:p>
        <text:p text:style-name="Text_20_body">Forward History<text:tab/>Alt+Right<text:tab/>Windows</text:p>
        <text:p text:style-name="Text_20_body">Go to Next Editor Page<text:tab/>Alt+F7<text:tab/>Windows</text:p>
        <text:p text:style-name="Text_20_body">Go to Prev. Editor Page<text:tab/>Shift+Alt+F7<text:tab/>Windows</text:p>
        <text:p text:style-name="Text_20_body">Go to Next Editor Sub-Tab<text:tab/>Alt+PageDown<text:tab/>Dialogs, Windows</text:p>
        <text:p text:style-name="P24">Go to Prev. Editor Sub-Tab<text:tab/>Alt+PageUp<text:tab/>Dialogs, Windows</text:p>
        <text:p text:style-name="P25">Next Tab<text:tab/>Ctrl+PageDown<text:tab/>Dialogs, Windows</text:p>
        <text:p text:style-name="P25">Previous Tab<text:tab/>Ctrl+PageUp<text:tab/>Dialogs, Windows</text:p>
        <text:h text:style-name="Heading_20_1" text:outline-level="1">Window</text:h>
        <text:p text:style-name="Text_20_body"><text:span text:style-name="T7">Find Actions</text:span><text:tab/>Ctrl+3<text:tab/>Windows</text:p>
        <text:p text:style-name="Text_20_body">Activate Editor<text:tab/>F12<text:tab/>Windows</text:p>
        <text:p text:style-name="Text_20_body">Quick Switch Editor<text:tab/>Ctrl+E<text:tab/>Windows</text:p>
        <text:p text:style-name="Text_20_body">Switch to Editor<text:tab/>Shift+Ctrl+E<text:tab/>Windows</text:p>
        <text:p text:style-name="Text_20_body">Previous Editor<text:tab/>Shift+Ctrl+F6<text:tab/>Windows</text:p>
        <text:p text:style-name="Text_20_body">Next Editor<text:tab/>Ctrl+F6<text:tab/>Windows</text:p>
        <text:p text:style-name="Text_20_body">Maximize View or Editor<text:tab/>Ctrl+M<text:tab/>Windows</text:p>
        <text:p text:style-name="Text_20_body">Previous View<text:tab/>Shift+Ctrl+F7<text:tab/>Windows</text:p>
        <text:p text:style-name="Text_20_body">Next View<text:tab/>Ctrl+F7<text:tab/>Windows</text:p>
        <text:p text:style-name="Text_20_body">Show View Menu<text:tab/>Ctrl+F10<text:tab/>Dialogs, Windows</text:p>
        <text:p text:style-name="Text_20_body">Previous Perspective<text:tab/>Shift+Ctrl+F8<text:tab/>Windows</text:p>
        <text:p text:style-name="Text_20_body">Next Perspective<text:tab/>Ctrl+F8<text:tab/>Windows</text:p>
        <text:p text:style-name="Text_20_body">Show Key Assist<text:tab/>Shift+Ctrl+L<text:tab/>Dialogs, Windows</text:p>
        <text:p text:style-name="Text_20_body">Show System Menu<text:tab/>Alt+-<text:tab/>Windows</text:p>
        <text:p text:style-name="P14">Toggle Full Screen<text:tab/>Alt+F11<text:tab/>Windows</text:p>
        <text:h text:style-name="Heading_20_1" text:outline-level="1">Views</text:h>
        <text:p text:style-name="Text_20_body">Open Show View Dialog<text:tab/>Shift+Alt+Q Q<text:tab/>Windows</text:p>
        <text:p text:style-name="Text_20_body">Show View: Breakpoints<text:tab/>Shift+Alt+Q B<text:tab/>Windows</text:p>
        <text:p text:style-name="Text_20_body">Show View: Cheat Sheets<text:tab/>Shift+Alt+Q H<text:tab/>Windows</text:p>
        <text:p text:style-name="Text_20_body">Show View: Console<text:tab/>Shift+Alt+Q C<text:tab/>Windows</text:p>
        <text:p text:style-name="Text_20_body">Show View: Declaration<text:tab/>Shift+Alt+Q D<text:tab/>Windows</text:p>
        <text:p text:style-name="Text_20_body">Show View: Error Log<text:tab/>Shift+Alt+Q L<text:tab/>Windows</text:p>
        <text:p text:style-name="Text_20_body">Show View: History<text:tab/>Shift+Alt+Q Z<text:tab/>Windows</text:p>
        <text:p text:style-name="Text_20_body">Show View: Javadoc<text:tab/>Shift+Alt+Q J<text:tab/>Windows</text:p>
        <text:p text:style-name="Text_20_body">Show View: Outline<text:tab/>Shift+Alt+Q O<text:tab/>Windows</text:p>
        <text:p text:style-name="Text_20_body">Show View: Package Expl.<text:tab/>Shift+Alt+Q P<text:tab/>Windows</text:p>
        <text:p text:style-name="Text_20_body">Show View: Problems<text:tab/>Shift+Alt+Q X<text:tab/>Windows</text:p>
        <text:p text:style-name="Text_20_body">Show View: Search<text:tab/>Shift+Alt+Q S<text:tab/>Windows</text:p>
        <text:p text:style-name="Text_20_body">Show View: Synchronize<text:tab/>Shift+Alt+Q Y<text:tab/>Windows</text:p>
        <text:p text:style-name="Text_20_body">Show View: Type Hierarchy<text:tab/>Shift+Alt+Q T<text:tab/>Windows</text:p>
        <text:p text:style-name="Text_20_body">Show View: Variables<text:tab/>Shift+Alt+Q V<text:tab/>Windows</text:p>
        <text:h text:style-name="P33" text:outline-level="1">Ant Editing</text:h>
        <text:p text:style-name="Text_20_body">Open External Doc.<text:tab/>Shift+F2<text:tab/>Editing Ant Files</text:p>
        <text:p text:style-name="P3">Rename In File<text:tab/>Shift+Alt+R<text:tab/>Editing Ant Files</text:p>
        <text:h text:style-name="Heading_20_1" text:outline-level="1">Plug-in Development</text:h>
        <text:p text:style-name="Text_20_body">Open Plug-in Artifact<text:tab/>Shift+Ctrl+A<text:tab/>Windows</text:p>
        <text:p text:style-name="Text_20_body">Add to Target Platform<text:tab/>Shift+Ctrl+Alt+A<text:tab/>Windows</text:p>
        <text:p text:style-name="P10">O<text:span text:style-name="T5">pen Manifest<text:tab/>Shift+Ctrl+Alt+M<text:tab/>Windows</text:span></text:p>
        <text:p text:style-name="Text_20_body">Format Source<text:tab/>Shift+Ctrl+F<text:tab/>Manifest Editor</text:p>
        <text:p text:style-name="Text_20_body">Quick Outline<text:tab/>Ctrl+O<text:tab/>Manifest Editor</text:p>
        <text:h text:style-name="Heading_20_1" text:outline-level="1">Plug-in Spy</text:h>
        <text:p text:style-name="Text_20_body">Plug-in Selection Spy<text:tab/>Shift+Alt+F1<text:tab/>Dialogs, Windows</text:p>
        <text:p text:style-name="Text_20_body">Plug-in Menu Spy<text:tab/>Shift+Alt+F2<text:tab/>Dialogs, Windows</text:p>
        <text:p text:style-name="P8">Show Contrib. Plug-in<text:tab/>Shift+Alt+F3 <text:tab/>Dialogs, Windows</text:p>
        <text:p text:style-name="P9">Layout Spy<text:tab/>Ctrl+Alt+Shift+F9<text:tab/>Dialogs, Windows</text:p>
        <text:h text:style-name="P28" text:outline-level="1">Git</text:h>
        <text:p text:style-name="P12">Comm<text:span text:style-name="T5">it...<text:tab/>Ctrl+#<text:tab/>In Windows</text:span></text:p>
        <text:p text:style-name="P13">Copy Path to Clipboard<text:tab/>Ctrl+C<text:tab/>In Git Repo View</text:p>
        <text:p text:style-name="P13">Copy<text:tab/>Ctrl+C<text:tab/>In Git Reflog View</text:p>
        <text:p text:style-name="P7">Paste Repo Path or URI<text:tab/>Ctrl+V<text:tab/>In Git Repo View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1.339in"/>
          <style:tab-stop style:position="2.3626in"/>
        </style:tab-stops>
      </style:paragraph-properties>
      <style:text-properties style:font-name="Nimbus Sans L" fo:font-family="'Nimbus Sans L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>
        <style:tab-stops>
          <style:tab-stop style:position="1.5354in"/>
          <style:tab-stop style:position="2.5591in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padding="0in" fo:border-left="none" fo:border-right="none" fo:border-top="none" fo:border-bottom="0.51pt solid #000000" style:shadow="none"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family="'Nimbus Mono L'" style:font-style-name="Regular" style:font-family-generic="modern" style:font-pitch="fixed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181in" fo:margin-bottom="0.0398in" style:contextual-spacing="false" fo:text-indent="0in" style:auto-text-indent="false">
        <style:tab-stops>
          <style:tab-stop style:position="1.339in"/>
          <style:tab-stop style:position="2.3626in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  <number:date-style style:name="N10121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MT1" style:family="text">
      <style:text-properties style:font-name="Nimbus Sans L1" fo:font-weight="bold" officeooo:rsid="00274776"/>
    </style:style>
    <style:style style:name="MT2" style:family="text">
      <style:text-properties style:font-name="Nimbus Sans L1" fo:font-weight="bold" officeooo:rsid="002dac98"/>
    </style:style>
    <style:style style:name="MT3" style:family="text">
      <style:text-properties style:font-name="Nimbus Sans L1" fo:font-weight="bold" officeooo:rsid="002f2068"/>
    </style:style>
    <style:page-layout style:name="Mpm1">
      <style:page-layout-properties fo:page-width="11.6929in" fo:page-height="8.2681in" style:num-format="1" style:print-orientation="landscape" fo:margin-top="0.2563in" fo:margin-bottom="0.2563in" fo:margin-left="0.2756in" fo:margin-right="0.275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3" fo:column-gap="0.2362in">
          <style:column-sep style:width="0.0008in" style:color="#000000" style:height="100%" style:style="solid"/>
          <style:column style:rel-width="21845*" fo:start-indent="0in" fo:end-indent="0.1181in"/>
          <style:column style:rel-width="21845*" fo:start-indent="0.1181in" fo:end-indent="0.1181in"/>
          <style:column style:rel-width="21845*" fo:start-indent="0.118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54in" fo:margin-left="0in" fo:margin-right="0in" fo:margin-bottom="0.157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hortcuts of the Eclipse SDK 4.<text:span text:style-name="MT1">1</text:span><text:span text:style-name="MT2">4 / </text:span><text:span text:style-name="MT3">4.15 / 4.16</text:span><text:span text:style-name="MT2"><text:tab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hael Pellaton</meta:initial-creator>
    <meta:creation-date>2011-02-16T16:40:31</meta:creation-date>
    <dc:date>2021-02-08T10:21:34.340000000</dc:date>
    <meta:editing-duration>PT3H52M43S</meta:editing-duration>
    <meta:editing-cycles>58</meta:editing-cycles>
    <meta:generator>LibreOffice/7.1.0.3$Windows_x86 LibreOffice_project/f6099ecf3d29644b5008cc8f48f42f4a40986e4c</meta:generator>
    <meta:document-statistic meta:table-count="0" meta:image-count="0" meta:object-count="0" meta:page-count="2" meta:paragraph-count="256" meta:word-count="1344" meta:character-count="9385" meta:non-whitespace-character-count="8274"/>
  </office:meta>
</office:document-meta>
</file>